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f87" officeooo:paragraph-rsid="0015514a"/>
    </style:style>
    <style:style style:name="P2" style:family="paragraph" style:parent-style-name="Standard">
      <style:text-properties officeooo:paragraph-rsid="0015514a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style:text-properties fo:color="#000000" officeooo:rsid="0015ef87" officeooo:paragraph-rsid="0015514a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ff" fo:font-weight="bold"/>
    </style:style>
    <style:style style:name="P6" style:family="paragraph" style:parent-style-name="Preformatted_20_Text">
      <style:text-properties fo:color="#0000ff" fo:font-weight="bold" officeooo:rsid="0012d7b0" officeooo:paragraph-rsid="00172c50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fo:font-weight="bold" officeooo:paragraph-rsid="00172c50"/>
    </style:style>
    <style:style style:name="P8" style:family="paragraph" style:parent-style-name="Preformatted_20_Text">
      <style:text-properties fo:color="#000000" officeooo:paragraph-rsid="00172c50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2c50"/>
    </style:style>
    <style:style style:name="P10" style:family="paragraph" style:parent-style-name="Preformatted_20_Text">
      <style:text-properties fo:color="#000000" officeooo:rsid="0012d7b0" officeooo:paragraph-rsid="00172c50"/>
    </style:style>
    <style:style style:name="P11" style:family="paragraph" style:parent-style-name="Preformatted_20_Text">
      <style:text-properties officeooo:paragraph-rsid="00172c5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172c50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start" style:justify-single-word="false" fo:background-color="#ffffff"/>
      <style:text-properties fo:color="#0000ff" fo:font-weight="bold" officeooo:rsid="0015519c" officeooo:paragraph-rsid="00172c50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ff" fo:font-weight="bold" officeooo:paragraph-rsid="00172c50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start" style:justify-single-word="false" fo:background-color="#ffffff"/>
      <style:text-properties fo:color="#0000ff" fo:font-weight="normal" officeooo:rsid="0015519c" officeooo:paragraph-rsid="00172c50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5519c" officeooo:paragraph-rsid="0015514a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5519c" officeooo:paragraph-rsid="00172c50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5ef87" officeooo:paragraph-rsid="00172c50"/>
    </style:style>
    <style:style style:name="P19" style:family="paragraph" style:parent-style-name="Standard">
      <style:text-properties fo:font-variant="normal" fo:text-transform="none" fo:color="#0000ff" style:font-name="Liberation Mono" fo:font-size="10pt" fo:letter-spacing="normal" fo:font-style="normal" fo:font-weight="normal" officeooo:rsid="0015ef87" officeooo:paragraph-rsid="00172c50" style:font-name-asian="Noto Sans Mono CJK SC" style:font-size-asian="10pt" style:font-style-asian="normal" style:font-weight-asian="normal" style:font-name-complex="Liberation Mono" style:font-size-complex="10pt"/>
    </style:style>
    <style:style style:name="P20" style:family="paragraph" style:parent-style-name="Standard">
      <style:text-properties officeooo:paragraph-rsid="00172c50"/>
    </style:style>
    <style:style style:name="P21" style:family="paragraph" style:parent-style-name="Standard">
      <style:paragraph-properties fo:text-align="center" style:justify-single-word="false"/>
      <style:text-properties officeooo:rsid="0015519c" officeooo:paragraph-rsid="0015514a"/>
    </style:style>
    <style:style style:name="P22" style:family="paragraph" style:parent-style-name="Standard">
      <style:text-properties officeooo:rsid="0012d7b0" officeooo:paragraph-rsid="00172c50"/>
    </style:style>
    <style:style style:name="P23" style:family="paragraph" style:parent-style-name="Standard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fo:font-size="14pt" fo:font-weight="bold" officeooo:rsid="0015519c" officeooo:paragraph-rsid="00172c50" style:font-size-asian="14pt" style:font-weight-asian="bold" style:font-size-complex="14pt" style:font-weight-complex="bold"/>
    </style:style>
    <style:style style:name="T1" style:family="text">
      <style:text-properties officeooo:rsid="0015514a"/>
    </style:style>
    <style:style style:name="T2" style:family="text">
      <style:text-properties officeooo:rsid="0015ef87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8000"/>
    </style:style>
    <style:style style:name="T6" style:family="text">
      <style:text-properties fo:font-variant="normal" fo:text-transform="none" style:font-name="Liberation Mono" fo:font-size="10pt" fo:letter-spacing="normal" fo:font-style="normal" fo:font-weight="normal" officeooo:rsid="0015ef87" style:font-name-asian="Noto Sans Mono CJK SC" style:font-size-asian="10pt" style:font-style-asian="normal" style:font-weight-asian="normal" style:font-name-complex="Liberation Mono" style:font-size-complex="10pt"/>
    </style:style>
    <style:style style:name="T7" style:family="text">
      <style:text-properties fo:font-variant="normal" fo:text-transform="none" fo:color="#0000ff" style:font-name="Liberation Mono" fo:font-size="10pt" fo:letter-spacing="normal" fo:font-style="normal" fo:font-weight="normal" officeooo:rsid="0015ef87" style:font-name-asian="Noto Sans Mono CJK SC" style:font-size-asian="10pt" style:font-style-asian="normal" style:font-weight-asian="normal" style:font-name-complex="Liberation Mono" style:font-size-complex="10pt"/>
    </style:style>
    <style:style style:name="T8" style:family="text">
      <style:text-properties fo:color="#000000"/>
    </style:style>
    <style:style style:name="T9" style:family="text">
      <style:text-properties officeooo:rsid="000dce70"/>
    </style:style>
    <style:style style:name="T10" style:family="text">
      <style:text-properties fo:color="#3faf46" fo:font-weight="bold"/>
    </style:style>
    <style:style style:name="T11" style:family="text">
      <style:text-properties fo:color="#3faf46" fo:font-weight="bold" officeooo:rsid="00137e2e"/>
    </style:style>
    <style:style style:name="T12" style:family="text">
      <style:text-properties fo:color="#3faf46" style:font-name="Liberation Mono" fo:font-size="10pt" fo:font-weight="bold" officeooo:rsid="00137e2e" style:font-name-asian="Noto Sans Mono CJK SC" style:font-size-asian="10pt" style:font-name-complex="Liberation Mono" style:font-size-complex="10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5514a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omework 1</text:p>
      <text:p text:style-name="P21"/>
      <text:p text:style-name="P17">Problem 1: One-step error probability</text:p>
      <text:p text:style-name="P20"/>
      <text:p text:style-name="P18">For the first part of the problem I wrote the following programm in MATLAB:</text:p>
      <text:p text:style-name="P19"/>
      <text:p text:style-name="P19"/>
      <text:p text:style-name="P8"><text:span text:style-name="T6">p </text:span><text:span text:style-name="T7">=</text:span><text:span text:style-name="T6"> </text:span><text:span text:style-name="T7">[</text:span><text:span text:style-name="T6">12</text:span><text:span text:style-name="T7">,</text:span><text:span text:style-name="T6"> 24</text:span><text:span text:style-name="T7">,</text:span><text:span text:style-name="T6"> 48</text:span><text:span text:style-name="T7">,</text:span><text:span text:style-name="T6"> 70</text:span><text:span text:style-name="T7">,</text:span><text:span text:style-name="T6"> 100</text:span><text:span text:style-name="T7">,</text:span><text:span text:style-name="T6"> 120</text:span><text:span text:style-name="T7">];</text:span></text:p>
      <text:p text:style-name="P9">N <text:span text:style-name="T3">=</text:span> 120<text:span text:style-name="T3">;</text:span></text:p>
      <text:p text:style-name="P9">perror1 <text:span text:style-name="T3">=</text:span> <text:span text:style-name="T3">[];</text:span></text:p>
      <text:p text:style-name="P9">perror2 <text:span text:style-name="T3">=</text:span> <text:span text:style-name="T3">[];</text:span></text:p>
      <text:p text:style-name="P12"/>
      <text:p text:style-name="P9"><text:span text:style-name="T4">for</text:span> m <text:span text:style-name="T3">=</text:span> 1<text:span text:style-name="T3">:</text:span>2</text:p>
      <text:p text:style-name="P9"><text:s text:c="2"/>perror <text:span text:style-name="T3">=</text:span> <text:span text:style-name="T3">[];</text:span></text:p>
      <text:p text:style-name="P9"><text:s text:c="2"/><text:span text:style-name="T4">for</text:span> i <text:span text:style-name="T3">=</text:span> 1<text:span text:style-name="T3">:</text:span><text:span text:style-name="T4">length</text:span><text:span text:style-name="T3">(</text:span>p<text:span text:style-name="T3">)</text:span></text:p>
      <text:p text:style-name="P9"><text:s text:c="4"/>e<text:span text:style-name="T3">=</text:span>0<text:span text:style-name="T3">;</text:span></text:p>
      <text:p text:style-name="P9"><text:s text:c="4"/><text:span text:style-name="T4">for</text:span> j <text:span text:style-name="T3">=</text:span> 1<text:span text:style-name="T3">:</text:span>10<text:span text:style-name="T3">^</text:span>5</text:p>
      <text:p text:style-name="P9"><text:s text:c="6"/>pattern <text:span text:style-name="T3">=</text:span> 2<text:span text:style-name="T3">*</text:span>randi<text:span text:style-name="T3">([</text:span>0<text:span text:style-name="T3">,</text:span>1<text:span text:style-name="T3">],</text:span>N<text:span text:style-name="T3">,</text:span>p<text:span text:style-name="T3">(</text:span>i<text:span text:style-name="T3">))</text:span> <text:span text:style-name="T3">-</text:span> 1<text:span text:style-name="T3">;</text:span></text:p>
      <text:p text:style-name="P9"><text:s text:c="6"/>w <text:span text:style-name="T3">=</text:span> 0<text:span text:style-name="T3">;</text:span></text:p>
      <text:p text:style-name="P9"><text:s text:c="6"/><text:span text:style-name="T4">for</text:span> k <text:span text:style-name="T3">=</text:span> 1<text:span text:style-name="T3">:</text:span><text:span text:style-name="T4">size</text:span><text:span text:style-name="T3">(</text:span>pattern<text:span text:style-name="T3">,</text:span>2<text:span text:style-name="T3">)</text:span></text:p>
      <text:p text:style-name="P9"><text:s text:c="8"/>w <text:span text:style-name="T3">=</text:span> w <text:span text:style-name="T3">+</text:span> mtimes<text:span text:style-name="T3">(</text:span>pattern<text:span text:style-name="T3">(:,</text:span>k<text:span text:style-name="T3">),</text:span>transpose<text:span text:style-name="T3">(</text:span>pattern<text:span text:style-name="T3">(:,</text:span>k<text:span text:style-name="T3">)));</text:span></text:p>
      <text:p text:style-name="P9"><text:s text:c="6"/><text:span text:style-name="T4">end</text:span></text:p>
      <text:p text:style-name="P9"><text:s text:c="6"/><text:span text:style-name="T4">if</text:span> m <text:span text:style-name="T3">==</text:span> 1</text:p>
      <text:p text:style-name="P9"><text:s text:c="8"/>w <text:span text:style-name="T3">=</text:span> w<text:span text:style-name="T3">-</text:span><text:span text:style-name="T4">diag</text:span><text:span text:style-name="T3">(</text:span><text:span text:style-name="T4">diag</text:span><text:span text:style-name="T3">(</text:span>w<text:span text:style-name="T3">));</text:span></text:p>
      <text:p text:style-name="P9"><text:s text:c="6"/><text:span text:style-name="T4">end</text:span></text:p>
      <text:p text:style-name="P9"><text:s text:c="6"/>w <text:span text:style-name="T3">=</text:span> w<text:span text:style-name="T3">/</text:span>N<text:span text:style-name="T3">;</text:span></text:p>
      <text:p text:style-name="P9"><text:s text:c="2"/></text:p>
      <text:p text:style-name="P9"><text:s text:c="6"/>randPattern <text:span text:style-name="T3">=</text:span> pattern<text:span text:style-name="T3">(:,</text:span>randi<text:span text:style-name="T3">(</text:span>p<text:span text:style-name="T3">(</text:span>i<text:span text:style-name="T3">)));</text:span></text:p>
      <text:p text:style-name="P9"><text:s text:c="6"/>randBit <text:span text:style-name="T3">=</text:span> randi<text:span text:style-name="T3">(</text:span>N<text:span text:style-name="T3">);</text:span></text:p>
      <text:p text:style-name="P9"><text:s text:c="6"/>b <text:span text:style-name="T3">=</text:span> mtimes<text:span text:style-name="T3">(</text:span>w<text:span text:style-name="T3">,</text:span>randPattern<text:span text:style-name="T3">);</text:span></text:p>
      <text:p text:style-name="P9"><text:s text:c="6"/>x_temp <text:span text:style-name="T3">=</text:span> <text:span text:style-name="T4">sign</text:span><text:span text:style-name="T3">(</text:span>b<text:span text:style-name="T3">(</text:span>randBit<text:span text:style-name="T3">));</text:span></text:p>
      <text:p text:style-name="P9"><text:s text:c="6"/><text:span text:style-name="T4">if</text:span> x_temp <text:span text:style-name="T3">~=</text:span> randPattern<text:span text:style-name="T3">(</text:span>randBit<text:span text:style-name="T3">)</text:span></text:p>
      <text:p text:style-name="P9"><text:s text:c="8"/>e <text:span text:style-name="T3">=</text:span> e <text:span text:style-name="T3">+</text:span> 1<text:span text:style-name="T3">;</text:span></text:p>
      <text:p text:style-name="P9"><text:s text:c="6"/><text:span text:style-name="T4">end</text:span></text:p>
      <text:p text:style-name="P9"><text:s text:c="4"/><text:span text:style-name="T4">end</text:span> <text:span text:style-name="T5">% trials loop</text:span></text:p>
      <text:p text:style-name="P12"/>
      <text:p text:style-name="P9"><text:s text:c="4"/>perror <text:span text:style-name="T3">=</text:span> <text:span text:style-name="T3">[</text:span>perror e<text:span text:style-name="T3">/</text:span>10<text:span text:style-name="T3">^</text:span>5<text:span text:style-name="T3">];</text:span></text:p>
      <text:p text:style-name="P9"><text:s/></text:p>
      <text:p text:style-name="P9"><text:s text:c="2"/><text:span text:style-name="T4">end</text:span> <text:span text:style-name="T5">% patterns loop</text:span></text:p>
      <text:p text:style-name="P9"><text:s text:c="2"/><text:span text:style-name="T4">if</text:span> m <text:span text:style-name="T3">==</text:span> 1</text:p>
      <text:p text:style-name="P9"><text:s text:c="4"/>perror1 <text:span text:style-name="T3">=</text:span> perror<text:span text:style-name="T3">;</text:span></text:p>
      <text:p text:style-name="P9"><text:s text:c="2"/><text:span text:style-name="T4">else</text:span></text:p>
      <text:p text:style-name="P9"><text:s text:c="4"/>perror2 <text:span text:style-name="T3">=</text:span> perror<text:span text:style-name="T3">;</text:span></text:p>
      <text:p text:style-name="P9"><text:s text:c="2"/><text:span text:style-name="T4">end</text:span></text:p>
      <text:p text:style-name="P13">end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Problem <text:span text:style-name="T9">2</text:span>: Recognising digits</text:p>
      <text:p text:style-name="P18">For the <text:span text:style-name="T9">second</text:span> problem I wrote the following programm in MATLAB:</text:p>
      <text:p text:style-name="P18"/>
      <text:p text:style-name="P18"/>
      <text:p text:style-name="P11"><text:span text:style-name="T4">fivepatterns </text:span><text:span text:style-name="T10">% </text:span><text:span text:style-name="T11">runs the fivepatterns.m </text:span><text:span text:style-name="T12">file</text:span><text:span text:style-name="T11"> to import its values</text:span></text:p>
      <text:p text:style-name="P9">patterns<text:span text:style-name="T3">=[</text:span>x1<text:span text:style-name="T3">;</text:span> x2<text:span text:style-name="T3">;</text:span> x3<text:span text:style-name="T3">;</text:span> x4<text:span text:style-name="T3">;</text:span> x5<text:span text:style-name="T3">;];</text:span></text:p>
      <text:p text:style-name="P9">N <text:span text:style-name="T3">=</text:span> <text:span text:style-name="T4">size</text:span><text:span text:style-name="T3">(</text:span>patterns<text:span text:style-name="T3">,</text:span>2<text:span text:style-name="T3">);</text:span></text:p>
      <text:p text:style-name="P9">patterns <text:span text:style-name="T3">=</text:span> transpose<text:span text:style-name="T3">(</text:span>patterns<text:span text:style-name="T3">);</text:span></text:p>
      <text:p text:style-name="P9">w<text:span text:style-name="T3">=</text:span>0<text:span text:style-name="T3">;</text:span></text:p>
      <text:p text:style-name="P9"><text:span text:style-name="T4">for</text:span> i <text:span text:style-name="T3">=</text:span> 1<text:span text:style-name="T3">:</text:span><text:span text:style-name="T4">size</text:span><text:span text:style-name="T3">(</text:span>patterns<text:span text:style-name="T3">,</text:span>2<text:span text:style-name="T3">)</text:span></text:p>
      <text:p text:style-name="P9"><text:s text:c="2"/>w <text:span text:style-name="T3">=</text:span> w <text:span text:style-name="T3">+</text:span> mtimes<text:span text:style-name="T3">(</text:span>patterns<text:span text:style-name="T3">(:,</text:span>i<text:span text:style-name="T3">),</text:span>transpose<text:span text:style-name="T3">(</text:span>patterns<text:span text:style-name="T3">(:,</text:span>i<text:span text:style-name="T3">)));</text:span></text:p>
      <text:p text:style-name="P7">end</text:p>
      <text:p text:style-name="P9">w <text:span text:style-name="T3">=</text:span> w<text:span text:style-name="T3">-</text:span><text:span text:style-name="T4">diag</text:span><text:span text:style-name="T3">(</text:span><text:span text:style-name="T4">diag</text:span><text:span text:style-name="T3">(</text:span>w<text:span text:style-name="T3">));</text:span></text:p>
      <text:p text:style-name="P9">w <text:span text:style-name="T3">=</text:span> w<text:span text:style-name="T3">/</text:span>N<text:span text:style-name="T3">;</text:span></text:p>
      <text:p text:style-name="P9">testPatterns <text:span text:style-name="T3">=</text:span> <text:span text:style-name="T3">[</text:span> <text:span text:style-name="T3">[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]],</text:span></text:p>
      <text:p text:style-name="P9"><text:s text:c="18"/><text:span text:style-name="T3">[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<text:span text:style-name="T3">-</text:span>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</text:span> <text:span text:style-name="T3">[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],</text:span></text:p>
      <text:p text:style-name="P9"><text:s text:c="18"/><text:span text:style-name="T3">[[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],</text:span> <text:span text:style-name="T3">[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</text:span> <text:span text:style-name="T3">[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</text:span> <text:span text:style-name="T3">[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</text:span> <text:span text:style-name="T3">[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</text:span> <text:span text:style-name="T3">[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]</text:span></text:p>
      <text:p text:style-name="P9"><text:s text:c="16"/><text:span text:style-name="T3">];</text:span></text:p>
      <text:p text:style-name="P9">testPatternsOutput <text:span text:style-name="T3">=</text:span> <text:span text:style-name="T4">zeros</text:span><text:span text:style-name="T3">(</text:span>3<text:span text:style-name="T3">,</text:span>N<text:span text:style-name="T3">);</text:span></text:p>
      <text:p text:style-name="P9">flag <text:span text:style-name="T3">=</text:span> 0<text:span text:style-name="T3">;</text:span></text:p>
      <text:p text:style-name="P9"><text:span text:style-name="T4">for</text:span> l <text:span text:style-name="T3">=</text:span> 1<text:span text:style-name="T3">:</text:span>3</text:p>
      <text:p text:style-name="P9"><text:s text:c="2"/>x_test <text:span text:style-name="T3">=</text:span> testPatterns<text:span text:style-name="T3">(</text:span>l<text:span text:style-name="T3">,:);</text:span></text:p>
      <text:p text:style-name="P9"><text:s text:c="2"/>T <text:span text:style-name="T3">=</text:span> 100<text:span text:style-name="T3">;</text:span></text:p>
      <text:p text:style-name="P9"><text:s text:c="2"/><text:span text:style-name="T4">for</text:span> j <text:span text:style-name="T3">=</text:span> 1<text:span text:style-name="T3">:</text:span>T</text:p>
      <text:p text:style-name="P9"><text:s text:c="4"/><text:span text:style-name="T4">if</text:span> flag <text:span text:style-name="T3">==</text:span> 1</text:p>
      <text:p text:style-name="P9"><text:s text:c="6"/>flag <text:span text:style-name="T3">=</text:span> 0<text:span text:style-name="T3">;</text:span></text:p>
      <text:p text:style-name="P9"><text:s text:c="6"/><text:span text:style-name="T4">break</text:span></text:p>
      <text:p text:style-name="P9"><text:s text:c="4"/><text:span text:style-name="T4">end</text:span></text:p>
      <text:p text:style-name="P9"><text:s text:c="4"/><text:span text:style-name="T4">for</text:span> k <text:span text:style-name="T3">=</text:span> 1<text:span text:style-name="T3">:</text:span>N</text:p>
      <text:p text:style-name="P9"><text:s text:c="6"/><text:span text:style-name="T4">if</text:span> flag <text:span text:style-name="T3">==</text:span> 1</text:p>
      <text:p text:style-name="P9"><text:s text:c="8"/><text:span text:style-name="T4">break</text:span></text:p>
      <text:p text:style-name="P9"><text:s text:c="6"/><text:span text:style-name="T4">end</text:span></text:p>
      <text:p text:style-name="P9"><text:s text:c="6"/>b <text:span text:style-name="T3">=</text:span> w<text:span text:style-name="T3">*</text:span>transpose<text:span text:style-name="T3">(</text:span>x_test<text:span text:style-name="T3">);</text:span></text:p>
      <text:p text:style-name="P9"><text:s text:c="6"/>x_test<text:span text:style-name="T3">(</text:span>k<text:span text:style-name="T3">)</text:span> <text:span text:style-name="T3">=</text:span> <text:span text:style-name="T4">sign</text:span><text:span text:style-name="T3">(</text:span>b<text:span text:style-name="T3">(</text:span>k<text:span text:style-name="T3">));</text:span></text:p>
      <text:p text:style-name="P9"><text:s text:c="4"/><text:span text:style-name="T4">end</text:span></text:p>
      <text:p text:style-name="P9"><text:s text:c="4"/><text:span text:style-name="T4">for</text:span> i<text:span text:style-name="T3">=</text:span>1<text:span text:style-name="T3">:</text:span><text:span text:style-name="T4">size</text:span><text:span text:style-name="T3">(</text:span>patterns<text:span text:style-name="T3">,</text:span>2<text:span text:style-name="T3">)</text:span></text:p>
      <text:p text:style-name="P9"><text:s text:c="6"/><text:span text:style-name="T4">if</text:span> transpose<text:span text:style-name="T3">(</text:span>x_test<text:span text:style-name="T3">)==</text:span>patterns<text:span text:style-name="T3">(:,</text:span>i<text:span text:style-name="T3">)</text:span></text:p>
      <text:p text:style-name="P9"><text:s text:c="8"/><text:span text:style-name="T4">fprintf</text:span><text:span text:style-name="T3">('It converges to pattern %d.\n',</text:span> i<text:span text:style-name="T3">);</text:span></text:p>
      <text:p text:style-name="P9"><text:s text:c="8"/>testPatternsOutput<text:span text:style-name="T3">(</text:span>l<text:span text:style-name="T3">,:)=</text:span>transpose<text:span text:style-name="T3">(</text:span>patterns<text:span text:style-name="T3">(:,</text:span>i<text:span text:style-name="T3">));</text:span></text:p>
      <text:p text:style-name="P9"><text:s text:c="8"/>flag<text:span text:style-name="T3">=</text:span>1<text:span text:style-name="T3">;</text:span></text:p>
      <text:p text:style-name="P9"><text:soft-page-break/><text:s text:c="8"/><text:span text:style-name="T4">break</text:span></text:p>
      <text:p text:style-name="P9"><text:s text:c="6"/><text:span text:style-name="T4">elseif</text:span> transpose<text:span text:style-name="T3">(</text:span>x_test<text:span text:style-name="T3">)==</text:span>flip<text:span text:style-name="T3">(</text:span>patterns<text:span text:style-name="T3">(:,</text:span>i<text:span text:style-name="T3">))</text:span></text:p>
      <text:p text:style-name="P9"><text:s text:c="8"/><text:span text:style-name="T4">fprintf</text:span><text:span text:style-name="T3">('It converges to pattern %d.\n',</text:span> <text:span text:style-name="T3">-</text:span>i<text:span text:style-name="T3">);</text:span></text:p>
      <text:p text:style-name="P9"><text:s text:c="8"/>testPatternsOutput<text:span text:style-name="T3">(</text:span>l<text:span text:style-name="T3">,:)=</text:span>transpose<text:span text:style-name="T3">(</text:span>patterns<text:span text:style-name="T3">(:,</text:span>i<text:span text:style-name="T3">));</text:span></text:p>
      <text:p text:style-name="P9"><text:s text:c="8"/>flag<text:span text:style-name="T3">=</text:span>1<text:span text:style-name="T3">;</text:span></text:p>
      <text:p text:style-name="P9"><text:s text:c="8"/><text:span text:style-name="T4">break</text:span></text:p>
      <text:p text:style-name="P9"><text:s text:c="6"/><text:span text:style-name="T4">else</text:span></text:p>
      <text:p text:style-name="P9"><text:s text:c="8"/>flag <text:span text:style-name="T3">=</text:span> 2<text:span text:style-name="T3">;</text:span></text:p>
      <text:p text:style-name="P9"><text:s text:c="6"/><text:span text:style-name="T4">end</text:span></text:p>
      <text:p text:style-name="P9"><text:s text:c="4"/><text:span text:style-name="T4">end</text:span></text:p>
      <text:p text:style-name="P9"><text:s text:c="2"/><text:span text:style-name="T4">end</text:span></text:p>
      <text:p text:style-name="P9"><text:s text:c="2"/><text:span text:style-name="T4">if</text:span> flag <text:span text:style-name="T3">==</text:span> 2</text:p>
      <text:p text:style-name="P9"><text:s text:c="4"/><text:span text:style-name="T4">fprintf</text:span><text:span text:style-name="T3">('It converges to none of the patterns\n');</text:span></text:p>
      <text:p text:style-name="P9"><text:s text:c="4"/>testPatternsOutput<text:span text:style-name="T3">(</text:span>l<text:span text:style-name="T3">,:)=</text:span>x_test<text:span text:style-name="T3">;</text:span></text:p>
      <text:p text:style-name="P9"><text:s text:c="2"/><text:span text:style-name="T4">end</text:span></text:p>
      <text:p text:style-name="P14">end</text:p>
      <text:p text:style-name="P6"/>
      <text:p text:style-name="P22">where the “fivepatterns.m” file contains the following data:</text:p>
      <text:p text:style-name="P22"/>
      <text:p text:style-name="P10">x1<text:span text:style-name="T3">=[</text:span> <text:span text:style-name="T3">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</text:span> <text:span text:style-name="T3">];</text:span></text:p>
      <text:p text:style-name="P12"/>
      <text:p text:style-name="P9">x2<text:span text:style-name="T3">=[</text:span> <text:span text:style-name="T3">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</text:span> <text:span text:style-name="T3">];</text:span></text:p>
      <text:p text:style-name="P12"/>
      <text:p text:style-name="P9">x3<text:span text:style-name="T3">=[</text:span> <text:span text:style-name="T3">[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</text:span> <text:span text:style-name="T3">];</text:span></text:p>
      <text:p text:style-name="P12"/>
      <text:p text:style-name="P9">x4<text:span text:style-name="T3">=[</text:span> <text:span text:style-name="T3">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],[</text:span> <text:span text:style-name="T3">-</text:span>1<text:span text:style-name="T3">,</text:span> <text:span text:style-name="T3">-</text:span>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1<text:span text:style-name="T3">,</text:span> <text:span text:style-name="T3">-</text:span>1<text:span text:style-name="T3">,</text:span> <text:span text:style-name="T3">-</text:span>1<text:span text:style-name="T3">]</text:span> <text:span text:style-name="T3">];</text:span></text:p>
      <text:p text:style-name="P12"/>
      <text:p text:style-name="P15"><text:span text:style-name="T8">x5</text:span>=[<text:span text:style-name="T8"> </text:span>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<text:soft-page-break/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,[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</text:span>-<text:span text:style-name="T8">1</text:span>,<text:span text:style-name="T8"> 1</text:span>,<text:span text:style-name="T8"> 1</text:span>,<text:span text:style-name="T8"> </text:span>-<text:span text:style-name="T8">1</text:span>]<text:span text:style-name="T8"> </text:span>];</text:p>
      <text:p text:style-name="P13"/>
      <text:p text:style-name="P21"><text:span text:style-name="T13">Problem </text:span><text:span text:style-name="T14">3</text:span><text:span text:style-name="T13">: Stochastic Hopfield network</text:span></text:p>
      <text:p text:style-name="P2"/>
      <text:p text:style-name="P2"><text:span text:style-name="T2">For the </text:span><text:span text:style-name="T1">third</text:span><text:span text:style-name="T2"> problem I wrote the following programm in MATLAB:</text:span></text:p>
      <text:p text:style-name="P2"/>
      <text:p text:style-name="P2"/>
      <text:p text:style-name="P4">p <text:span text:style-name="T3">=</text:span> <text:span text:style-name="T3">[</text:span>7<text:span text:style-name="T3">,</text:span>45<text:span text:style-name="T3">];</text:span></text:p>
      <text:p text:style-name="P3"><text:span text:style-name="T4">beta</text:span> <text:span text:style-name="T3">=</text:span> 2<text:span text:style-name="T3">;</text:span></text:p>
      <text:p text:style-name="P3">N <text:span text:style-name="T3">=</text:span> 200<text:span text:style-name="T3">;</text:span></text:p>
      <text:p text:style-name="P3">Mav <text:span text:style-name="T3">=</text:span> <text:span text:style-name="T4">zeros</text:span><text:span text:style-name="T3">(</text:span>1<text:span text:style-name="T3">,</text:span> <text:span text:style-name="T4">size</text:span><text:span text:style-name="T3">(</text:span>p<text:span text:style-name="T3">,</text:span>2<text:span text:style-name="T3">));</text:span></text:p>
      <text:p text:style-name="P3"><text:span text:style-name="T4">for</text:span> l <text:span text:style-name="T3">=</text:span> 1<text:span text:style-name="T3">:</text:span><text:span text:style-name="T4">size</text:span><text:span text:style-name="T3">(</text:span>p<text:span text:style-name="T3">,</text:span>2<text:span text:style-name="T3">)</text:span></text:p>
      <text:p text:style-name="P3"><text:s text:c="2"/>Msum <text:span text:style-name="T3">=</text:span> 0<text:span text:style-name="T3">;</text:span></text:p>
      <text:p text:style-name="P3"><text:s text:c="2"/>M<text:span text:style-name="T3">=</text:span>0<text:span text:style-name="T3">;</text:span></text:p>
      <text:p text:style-name="P3"><text:s text:c="2"/><text:span text:style-name="T4">for</text:span> j <text:span text:style-name="T3">=</text:span> 1<text:span text:style-name="T3">:</text:span>100 </text:p>
      <text:p text:style-name="P3"><text:s text:c="4"/>patterns <text:span text:style-name="T3">=</text:span> <text:span text:style-name="T3">[];</text:span></text:p>
      <text:p text:style-name="P3"><text:s text:c="4"/><text:span text:style-name="T4">for</text:span> i <text:span text:style-name="T3">=</text:span> 1<text:span text:style-name="T3">:</text:span>p<text:span text:style-name="T3">(</text:span>l<text:span text:style-name="T3">)</text:span></text:p>
      <text:p text:style-name="P3"><text:s text:c="6"/>patterns <text:span text:style-name="T3">=</text:span> 2<text:span text:style-name="T3">*</text:span>randi<text:span text:style-name="T3">([</text:span>0<text:span text:style-name="T3">,</text:span>1<text:span text:style-name="T3">],</text:span>N<text:span text:style-name="T3">,</text:span>i<text:span text:style-name="T3">)-</text:span>1<text:span text:style-name="T3">;</text:span></text:p>
      <text:p text:style-name="P3"><text:s text:c="4"/><text:span text:style-name="T4">end</text:span></text:p>
      <text:p text:style-name="P3"><text:s text:c="4"/>w <text:span text:style-name="T3">=</text:span> 0<text:span text:style-name="T3">;</text:span></text:p>
      <text:p text:style-name="P3"><text:s text:c="4"/><text:span text:style-name="T4">for</text:span> k <text:s text:c="2"/><text:span text:style-name="T3">=</text:span> 1<text:span text:style-name="T3">:</text:span>p<text:span text:style-name="T3">(</text:span>l<text:span text:style-name="T3">)</text:span></text:p>
      <text:p text:style-name="P3"><text:s text:c="6"/>w <text:span text:style-name="T3">=</text:span> w <text:span text:style-name="T3">+</text:span> mtimes<text:span text:style-name="T3">(</text:span>patterns<text:span text:style-name="T3">(:,</text:span>k<text:span text:style-name="T3">),</text:span> transpose<text:span text:style-name="T3">(</text:span>patterns<text:span text:style-name="T3">(:,</text:span>k<text:span text:style-name="T3">)));</text:span></text:p>
      <text:p text:style-name="P3"><text:s text:c="4"/><text:span text:style-name="T4">end</text:span></text:p>
      <text:p text:style-name="P3"><text:s text:c="4"/>w <text:span text:style-name="T3">=</text:span> w<text:span text:style-name="T3">-</text:span><text:span text:style-name="T4">diag</text:span><text:span text:style-name="T3">(</text:span><text:span text:style-name="T4">diag</text:span><text:span text:style-name="T3">(</text:span>w<text:span text:style-name="T3">));</text:span></text:p>
      <text:p text:style-name="P3"><text:s text:c="4"/>w <text:span text:style-name="T3">=</text:span> w<text:span text:style-name="T3">/</text:span>N<text:span text:style-name="T3">;</text:span></text:p>
      <text:p text:style-name="P3"><text:s text:c="4"/>x_temp <text:span text:style-name="T3">=</text:span> patterns<text:span text:style-name="T3">(:,</text:span>1<text:span text:style-name="T3">);</text:span></text:p>
      <text:p text:style-name="P3"><text:s text:c="4"/>S <text:span text:style-name="T3">=</text:span> 0<text:span text:style-name="T3">;</text:span></text:p>
      <text:p text:style-name="P3"><text:s text:c="4"/><text:span text:style-name="T4">for</text:span> m <text:span text:style-name="T3">=</text:span> 1<text:span text:style-name="T3">:</text:span>10<text:span text:style-name="T3">^</text:span>3</text:p>
      <text:p text:style-name="P3"><text:s text:c="6"/><text:span text:style-name="T4">for</text:span> n <text:span text:style-name="T3">=</text:span> 1<text:span text:style-name="T3">:</text:span>N</text:p>
      <text:p text:style-name="P3"><text:s text:c="8"/>b <text:span text:style-name="T3">=</text:span> mtimes<text:span text:style-name="T3">(</text:span>w<text:span text:style-name="T3">,</text:span>x_temp<text:span text:style-name="T3">);</text:span></text:p>
      <text:p text:style-name="P3"><text:s text:c="8"/>r <text:span text:style-name="T3">=</text:span> <text:span text:style-name="T4">rand</text:span><text:span text:style-name="T3">;</text:span></text:p>
      <text:p text:style-name="P3"><text:s text:c="8"/><text:span text:style-name="T4">if</text:span> r<text:span text:style-name="T3">&lt;</text:span>1<text:span text:style-name="T3">/(</text:span>1<text:span text:style-name="T3">+</text:span><text:span text:style-name="T4">exp</text:span><text:span text:style-name="T3">(</text:span>1<text:span text:style-name="T3">)^(-</text:span>2<text:span text:style-name="T3">*</text:span><text:span text:style-name="T4">beta</text:span><text:span text:style-name="T3">*</text:span>b<text:span text:style-name="T3">(</text:span>n<text:span text:style-name="T3">)))</text:span></text:p>
      <text:p text:style-name="P3"><text:s text:c="10"/>x_temp<text:span text:style-name="T3">(</text:span>n<text:span text:style-name="T3">)</text:span> <text:span text:style-name="T3">=</text:span> 1<text:span text:style-name="T3">;</text:span></text:p>
      <text:p text:style-name="P3"><text:s text:c="8"/><text:span text:style-name="T4">else</text:span></text:p>
      <text:p text:style-name="P3"><text:s text:c="10"/>x_temp<text:span text:style-name="T3">(</text:span>n<text:span text:style-name="T3">)</text:span> <text:span text:style-name="T3">=</text:span> <text:span text:style-name="T3">-</text:span>1<text:span text:style-name="T3">;</text:span></text:p>
      <text:p text:style-name="P3"><text:s text:c="8"/><text:span text:style-name="T4">end</text:span></text:p>
      <text:p text:style-name="P3"><text:s text:c="6"/><text:span text:style-name="T4">end</text:span> <text:span text:style-name="T5">% bits loop</text:span></text:p>
      <text:p text:style-name="P3"><text:s text:c="6"/>S <text:span text:style-name="T3">=</text:span> S <text:span text:style-name="T3">+</text:span> x_temp<text:span text:style-name="T3">;</text:span></text:p>
      <text:p text:style-name="P3"><text:s text:c="4"/><text:span text:style-name="T4">end</text:span> <text:span text:style-name="T5">% time loop</text:span></text:p>
      <text:p text:style-name="P3"><text:s text:c="4"/>M <text:span text:style-name="T3">=</text:span> dot<text:span text:style-name="T3">(</text:span>S<text:span text:style-name="T3">,</text:span>patterns<text:span text:style-name="T3">(:,</text:span>1<text:span text:style-name="T3">));</text:span></text:p>
      <text:p text:style-name="P3"><text:s text:c="4"/>Msum <text:span text:style-name="T3">=</text:span> Msum <text:span text:style-name="T3">+</text:span> M<text:span text:style-name="T3">/(</text:span>N<text:span text:style-name="T3">*</text:span>10<text:span text:style-name="T3">^</text:span>3<text:span text:style-name="T3">);</text:span></text:p>
      <text:p text:style-name="P3"><text:s text:c="2"/><text:span text:style-name="T4">end</text:span> <text:span text:style-name="T5">% trials loop</text:span></text:p>
      <text:p text:style-name="P3"><text:s text:c="2"/>Mav<text:span text:style-name="T3">(</text:span>l<text:span text:style-name="T3">)</text:span> <text:span text:style-name="T3">=</text:span> Msum<text:span text:style-name="T3">/</text:span>100<text:span text:style-name="T3">;</text:span></text:p>
      <text:p text:style-name="P5">end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2:31:58.492412781</meta:creation-date>
    <dc:date>2020-09-18T16:17:23.901405001</dc:date>
    <meta:editing-duration>PT7M4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4" meta:paragraph-count="138" meta:word-count="1712" meta:character-count="7735" meta:non-whitespace-character-count="5621"/>
  </office:meta>
</office:document-meta>
</file>